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46cm" loext:contextual-spacing="false"/>
    </style:style>
    <style:style style:name="P2" style:family="paragraph" style:parent-style-name="Text_20_body">
      <style:paragraph-properties fo:margin-top="0cm" fo:margin-bottom="0.146cm" loext:contextual-spacing="false"/>
      <style:text-properties style:font-name="Liberation Serif" style:font-name-asian="Liberation Serif"/>
    </style:style>
    <style:style style:name="P3" style:family="paragraph" style:parent-style-name="Heading_20_3">
      <style:text-properties style:font-name="Liberation Serif" style:font-name-asian="Liberation Serif"/>
    </style:style>
    <style:style style:name="T1" style:family="text">
      <style:text-properties style:font-name="Liberation Serif" style:font-name-asian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1. 生成多个 SSH 密钥对</text:h>
      <text:p text:style-name="Text_20_body"><text:span text:style-name="T1">使用不同的标识生成不同的 SSH 密钥对。在生成密钥对时，可以为每个密钥对设置不同的名称（比如 </text:span><text:span text:style-name="Source_20_Text"><text:span text:style-name="T1">id_rsa_personal</text:span></text:span><text:span text:style-name="T1"> 和 </text:span><text:span text:style-name="Source_20_Text"><text:span text:style-name="T1">id_rsa_work</text:span></text:span><text:span text:style-name="T1">）：</text:span></text:p>
      <text:p text:style-name="Text_20_body"><text:span text:style-name="Source_20_Text"><text:span text:style-name="T1">ssh-keygen -t rsa -C "your_email@example.com" -f ~/.ssh/id_rsa_personal</text:span></text:span></text:p>
      <text:p text:style-name="Text_20_body"><text:span text:style-name="Source_20_Text"><text:span text:style-name="T1">ssh-keygen -t rsa -C "your_email@example.com" -f ~/.ssh/id_rsa_work</text:span></text:span></text:p>
      <text:h text:style-name="P3" text:outline-level="3">2. 添加密钥到 SSH Agent</text:h>
      <text:p text:style-name="P2">启动 SSH Agent 并添加私钥：</text:p>
      <text:p text:style-name="P1"><text:span text:style-name="T1">bash </text:span><text:span text:style-name="Source_20_Text"><text:span text:style-name="T1">eval "$(ssh-agent -s)" ssh-add ~/.ssh/id_rsa_personal</text:span></text:span></text:p>
      <text:p text:style-name="P1"><text:span text:style-name="T1">bash </text:span><text:span text:style-name="Source_20_Text"><text:span text:style-name="T1">ssh-add ~/.ssh/id_rsa_work</text:span></text:span></text:p>
      <text:h text:style-name="P3" text:outline-level="3">3. 将公钥添加到对应的 GitHub 账户</text:h>
      <text:p text:style-name="Text_20_body"><text:span text:style-name="T1">分别将 </text:span><text:span text:style-name="Source_20_Text"><text:span text:style-name="T1">id_rsa_personal.pub</text:span></text:span><text:span text:style-name="T1"> 和 </text:span><text:span text:style-name="Source_20_Text"><text:span text:style-name="T1">id_rsa_work.pub</text:span></text:span><text:span text:style-name="T1"> 文件中的公钥内容添加到对应的 GitHub 账户中。</text:span></text:p>
      <text:h text:style-name="Heading_20_3" text:outline-level="3"><text:span text:style-name="T1">4. 创建配置文件 </text:span><text:span text:style-name="Source_20_Text"><text:span text:style-name="T1">config</text:span></text:span></text:h>
      <text:p text:style-name="P1"><text:span text:style-name="T1">在 </text:span><text:span text:style-name="Source_20_Text"><text:span text:style-name="T1">~/.ssh/</text:span></text:span><text:span text:style-name="T1"> 目录下创建或编辑 </text:span><text:span text:style-name="Source_20_Text"><text:span text:style-name="T1">config</text:span></text:span><text:span text:style-name="T1"> 文件，设置不同的标识和对应的私钥文件路径。例如：</text:span></text:p>
      <text:p text:style-name="P1"><text:span text:style-name="Source_20_Text"><text:span text:style-name="T1"># Personal GitHub account:</text:span></text:span></text:p>
      <text:p text:style-name="P1"><text:span text:style-name="Source_20_Text"><text:span text:style-name="T1"><text:s text:c="2"/>Host github.com-personal</text:span></text:span></text:p>
      <text:p text:style-name="P1"><text:span text:style-name="Source_20_Text"><text:span text:style-name="T1"><text:s text:c="2"/>HostName github.com</text:span></text:span></text:p>
      <text:p text:style-name="P1"><text:span text:style-name="Source_20_Text"><text:span text:style-name="T1"><text:s text:c="2"/>User git</text:span></text:span></text:p>
      <text:p text:style-name="P1"><text:span text:style-name="Source_20_Text"><text:span text:style-name="T1"><text:s text:c="2"/>IdentityFile ~/.ssh/id_rsa_personal</text:span></text:span></text:p>
      <text:p text:style-name="P1"><text:span text:style-name="Source_20_Text"><text:span text:style-name="T1"># Work GitHub account:</text:span></text:span></text:p>
      <text:p text:style-name="P1"><text:span text:style-name="Source_20_Text"><text:span text:style-name="T1"><text:s text:c="2"/>Host github.com-work</text:span></text:span></text:p>
      <text:p text:style-name="P1"><text:span text:style-name="Source_20_Text"><text:span text:style-name="T1"><text:s text:c="2"/>HostName github.com</text:span></text:span></text:p>
      <text:p text:style-name="P1"><text:span text:style-name="Source_20_Text"><text:span text:style-name="T1"><text:s text:c="2"/>User git</text:span></text:span></text:p>
      <text:p text:style-name="P1"><text:span text:style-name="Source_20_Text"><text:span text:style-name="T1"><text:s text:c="2"/>IdentityFile ~/.ssh/id_rsa_work</text:span></text:span></text:p>
      <text:h text:style-name="P3" text:outline-level="3">5. 配置 Git 仓库的远程 URL</text:h>
      <text:p text:style-name="P1">对于每个 Git 仓库，将其远程 URL 修改为使用不同的 Host。例如：</text:p>
      <text:p text:style-name="P1"><text:span text:style-name="T1">bash </text:span><text:span text:style-name="Source_20_Text"><text:span text:style-name="T1">git remote set-url origin git@github.com-personal:username/repo.git</text:span></text:span></text:p>
      <text:p text:style-name="P1"><text:span text:style-name="T1">bash </text:span><text:span text:style-name="Source_20_Text"><text:span text:style-name="T1">git remote set-url origin git@github.com-work:username/repo.git</text:span></text:span></text:p>
      <text:p text:style-name="P2">这样，当你克隆或操作不同的 GitHub 仓库时，可以使用不同的 SSH 配置，以便正确验证你的身份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11T18:09:49.725680148</dc:date>
    <meta:editing-duration>PT20M23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91" meta:character-count="990" meta:non-whitespace-character-count="889"/>
  </office:meta>
</office:document-meta>
</file>